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FGDKL+AdvBMa1" svg:font-family="MFGDKL+AdvBMa1"/>
    <style:font-face style:name="MFGDJK+AdvEHR" svg:font-family="MFGDJK+AdvEHR" style:font-family-generic="roman"/>
    <style:font-face style:name="MFGDKN+AdvEHRI" svg:font-family="MFGDKN+AdvEHRI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MFGDJK+AdvEHR" fo:font-size="10pt" style:font-name-asian="MFGDJK+AdvEHR" style:font-size-asian="10pt" style:font-name-complex="MFGDJK+AdvEHR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FGDJK+AdvEHR" fo:font-size="10pt" style:font-name-asian="MFGDJK+AdvEHR" style:font-size-asian="10pt" style:font-name-complex="MFGDJK+AdvEHR" style:font-size-complex="10pt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Courier" fo:font-size="6pt" style:font-name-asian="Courier" style:font-size-asian="6pt" style:font-name-complex="Courier" style:font-size-complex="6pt"/>
    </style:style>
    <style:style style:name="T1" style:family="text">
      <style:text-properties fo:font-size="6.5pt" style:font-size-asian="6.5pt" style:font-size-complex="6.5pt"/>
    </style:style>
    <style:style style:name="T2" style:family="text">
      <style:text-properties style:font-name="MFGDJK+AdvEHR" fo:font-size="10pt" style:font-name-asian="MFGDJK+AdvEHR" style:font-size-asian="10pt" style:font-name-complex="MFGDJK+AdvEHR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super 58%" fo:background-color="#ffff00"/>
    </style:style>
    <style:style style:name="T5" style:family="text">
      <style:text-properties fo:background-color="#ffff00"/>
    </style:style>
    <style:style style:name="T6" style:family="text">
      <style:text-properties style:font-name="MFGDKN+AdvEHRI" style:font-name-asian="MFGDKN+AdvEHRI" style:font-name-complex="MFGDKN+AdvEHRI"/>
    </style:style>
    <style:style style:name="T7" style:family="text">
      <style:text-properties style:font-name="MFGDKL+AdvBMa1" style:font-name-asian="MFGDKL+AdvBMa1" style:font-name-complex="MFGDKL+AdvBMa1"/>
    </style:style>
    <style:style style:name="T8" style:family="text">
      <style:text-properties style:font-name="MFGDKL+AdvBMa1" fo:font-size="10pt" style:font-name-asian="MFGDKL+AdvBMa1" style:font-size-asian="10pt" style:font-name-complex="MFGDKL+AdvBMa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tchell <text:reference-mark-start text:name="ZOTERO_ITEM {&quot;citationItems&quot;:[{&quot;uri&quot;:[&quot;http://zotero.org/users/29527/items/HA2493ZM&quot;]}]} RNDgRL9UK4mGg"/>(Mitchell 2009)<text:reference-mark-end text:name="ZOTERO_ITEM {&quot;citationItems&quot;:[{&quot;uri&quot;:[&quot;http://zotero.org/users/29527/items/HA2493ZM&quot;]}]} RNDgRL9UK4mGg"/></text:p>
      <text:p text:style-name="Standard">FOLLOW THE OIL – MAIN IDEA OF THE ARTICLE</text:p>
      <text:p text:style-name="P2"><text:s/>Understanding the relations between fossil</text:p>
      <text:p text:style-name="P2">fuels and democracy requires tracing how these connections are built, the</text:p>
      <text:p text:style-name="P2">vulnerabilities and opportunities they create and the narrow points of passage</text:p>
      <text:p text:style-name="P2">where control is particularly effective.<text:span text:style-name="T1">6 </text:span><text:s/>Political possibilities were opened up or</text:p>
      <text:p text:style-name="P2">narrowed down by different ways of organizing the flow and concentration of</text:p>
      <text:p text:style-name="P2">energy, and these possibilities were enhanced or limited by arrangements of</text:p>
      <text:p text:style-name="P2">people, finance, expertise and violence that were assembled in relationship to</text:p>
      <text:p text:style-name="P3"><text:span text:style-name="T2">the distribution and control of energy. 401</text:span></text:p>
      <text:p text:style-name="P3"><text:span text:style-name="T2"/></text:p>
      <text:p text:style-name="P1"><text:span text:style-name="T5">2</text:span><text:span text:style-name="T4">nd</text:span><text:span text:style-name="T5"> connnection between fuel &amp; democracy</text:span>: Great quantities of energy now flowed along very narrow channels. Large</text:p>
      <text:p text:style-name="P2">numbers of workers had to be concentrated at the main junctions of these</text:p>
      <text:p text:style-name="P2">channels. Their position and concentration gave them, at certain moments,</text:p>
      <text:p text:style-name="P2">a new kind of political power. The power derived not just from the organizations</text:p>
      <text:p text:style-name="P2">they formed, the ideas they began to share or the political alliances they</text:p>
      <text:p text:style-name="P2">built, but from the extraordinary concentrations of carbon energy whose flow</text:p>
      <text:p text:style-name="P3"><text:span text:style-name="T2">they could now slow, disrupt or cut off. 403</text:span></text:p>
      <text:p text:style-name="P3"><text:span text:style-name="T2"/></text:p>
      <text:p text:style-name="P1"><text:s/>The second method of preventing energy abundance involved the rapid</text:p>
      <text:p text:style-name="P2">construction of lifestyles in the United States organized around the consumption</text:p>
      <text:p text:style-name="P3"><text:span text:style-name="T2">of extraordinary quantities of energy. 409</text:span></text:p>
      <text:p text:style-name="P3"><text:span text:style-name="T2"/></text:p>
      <text:p text:style-name="P1"><text:s/>If the ability of organized workers to disrupt the networks and nodal points</text:p>
      <text:p text:style-name="P2">of a coal-based energy system shaped the kinds of mass politics that emerged,</text:p>
      <text:p text:style-name="P2">or threatened to emerge, in the first half of the twentieth century, this post-war</text:p>
      <text:p text:style-name="P3"><text:span text:style-name="T2">reorganization of fossil fuel networks altered the energetics of democracy. 409</text:span></text:p>
      <text:p text:style-name="P3"><text:span text:style-name="T2"/></text:p>
      <text:p text:style-name="P1"><text:s/>If the construction of new energy networks replacing coal with oil was the</text:p>
      <text:p text:style-name="P2">basis for building a particular form of post-war democracy in Europe, those</text:p>
      <text:p text:style-name="P2">networks had different political properties from the coal-centred energy</text:p>
      <text:p text:style-name="P2">arrangements they replaced. Although the oilfields, pumping stations, pipelines</text:p>
      <text:p text:style-name="P2">and refineries of the Middle East became sites of intense political struggle, they</text:p>
      <text:p text:style-name="P2">did not offer those involved the same powers to paralyse energy systems and</text:p>
      <text:p text:style-name="P3"><text:span text:style-name="T2">build a more democratic order. 413 – FOLLOWS LONG DISCUSSION OF STRIKES AND DISRUPTION OF PUMPS, PIPELINES, ETC AND OTHER MILITANCY</text:span></text:p>
      <text:p text:style-name="P3"><text:span text:style-name="T2"/></text:p>
      <text:p text:style-name="P1"><text:s/>If the working of carbon fuel networks helped engender certain concentrations</text:p>
      <text:p text:style-name="P2">of power and points of political vulnerability in the coal era, and these</text:p>
      <text:p text:style-name="P2">were transformed with the post-war transition to oil into new sites of</text:p>
      <text:p text:style-name="P2">democratic contestation and vulnerability, post-war democracy in Europe was</text:p>
      <text:p text:style-name="P3"><text:span text:style-name="T2">also built on international financial exchanges organized upon the flow of oil. 415 KEY POINT IF THIS STILL APPLIES TODAY?</text:span></text:p>
      <text:p text:style-name="P3"><text:span text:style-name="T2"/></text:p>
      <text:p text:style-name="P1"><text:s/>Like twentieth-century democracy, twentieth-century economic expertise</text:p>
      <text:p text:style-name="P3"><text:span text:style-name="T2">developed in a specific relationship to the hydrocarbon age. 416</text:span></text:p>
      <text:p text:style-name="P3"><text:span text:style-name="T2"/></text:p>
      <text:p text:style-name="P1"><text:s/>Larger connections can be drawn between the assembling of ‘the economy’</text:p>
      <text:p text:style-name="P2">and the transition from a coal-based to a predominantly oil-based energy</text:p>
      <text:p text:style-name="P2">system. The conception of the economy depended upon abundant and lowcost</text:p>
      <text:p text:style-name="P2">energy supplies, making post-war Keynesian economics a form of</text:p>
      <text:p text:style-name="P3"><text:span text:style-name="T2">‘petroknowledge’. 417 – THERE IS ECONOMY BECAUSE OF OIL!</text:span></text:p>
      <text:p text:style-name="P3"><text:span text:style-name="T2"/></text:p>
      <text:p text:style-name="P1"><text:s/>Oil contributed to the new conception of the economy as an object that</text:p>
      <text:p text:style-name="P2">could grow without limit in two ways. First, oil declined continuously in price.</text:p>
      <text:p text:style-name="P2">Adjusting for inflation, the price of a barrel of oil in 1970 was one-third of</text:p>
      <text:p text:style-name="P2">what it sold for in 1920.<text:span text:style-name="T1">51 </text:span><text:s/>So, although increasing quantities of energy were</text:p>
      <text:p text:style-name="P2">consumed, the cost of energy did not appear to represent a limit to growth.</text:p>
      <text:p text:style-name="P2">Second, thanks to its relative abundance and the ease of shipping it across</text:p>
      <text:p text:style-name="P2">oceans, oil could be treated as something inexhaustible. Its cost included no</text:p>
      <text:p text:style-name="P3"><text:span text:style-name="T2">calculation for the exhaustion of reserves. 418</text:span></text:p>
      <text:p text:style-name="P1"><text:soft-page-break/><text:s/>No</text:p>
      <text:p text:style-name="P2">model of the economy or its future growth could rationalize such an</text:p>
      <text:p text:style-name="P2">unprecedented transformation in costs of energy or flows of finance. But if</text:p>
      <text:p text:style-name="P2"><text:s/>419</text:p>
      <text:p text:style-name="P2"><text:s/>the world was reconfigured as a system of finite resources, rapidly running out,</text:p>
      <text:p text:style-name="P2">then entirely new calculations became possible.</text:p>
      <text:p text:style-name="P2">The need to conserve environmental resources and protect them for the</text:p>
      <text:p text:style-name="P2">long term also helped with another calculation. For the oil companies, the large</text:p>
      <text:p text:style-name="P2">increase in oil prices carried a risk. It threatened to make affordable a rival</text:p>
      <text:p text:style-name="P2">source of energy, nuclear power. However, if the oil companies could force</text:p>
      <text:p text:style-name="P2">producers of nuclear power to introduce into the price of the energy they sold</text:p>
      <text:p text:style-name="P2">a payment to cover its long-term environmental effects <text:span text:style-name="T7"> </text:span><text:s/>the cost of</text:p>
      <text:p text:style-name="P2">decontaminating reactors when they went out of service and of storing spent</text:p>
      <text:p text:style-name="P3"><text:span text:style-name="T2">fuel for millennia </text:span><text:span text:style-name="T8"> </text:span><text:span text:style-name="T2"><text:s/>it would remain more expensive than oil. 420</text:span></text:p>
      <text:p text:style-name="P3"><text:span text:style-name="T2"/></text:p>
      <text:p text:style-name="P1"><text:s/>The role of oil companies in framing the politics of the environment</text:p>
      <text:p text:style-name="P2">suggests another dimension of the relationship between oil and democracy:</text:p>
      <text:p text:style-name="P2">compared to the production of coal, oil production has a different way of</text:p>
      <text:p text:style-name="P2">deploying and distributing expertise. Earlier, I suggested that the democratic</text:p>
      <text:p text:style-name="P2">militancy of coal-miners could be traced in part to the autonomy that miners</text:p>
      <text:p text:style-name="P2">exercised at the coal face, especially prior to the large-scale mechanization of</text:p>
      <text:p text:style-name="P2">production. The autonomy of those who mined the ore placed a significant</text:p>
      <text:p text:style-name="P2">amount of expertise in their hands. Oil, in contrast, leaves its workers on the</text:p>
      <text:p text:style-name="P2">surface and distributes more of the expertise of production into the offices of</text:p>
      <text:p text:style-name="P3"><text:span text:style-name="T2">managers and engineers. 421</text:span></text:p>
      <text:p text:style-name="P3"><text:span text:style-name="T2"/></text:p>
      <text:p text:style-name="P1"><text:s/>Exploring the properties of oil, the</text:p>
      <text:p text:style-name="P2">networks along which it flowed, and the connections established between flows</text:p>
      <text:p text:style-name="P2">of energy, finance and other objects provides a way of understanding how the</text:p>
      <text:p text:style-name="P2">relations among these different elements and forces were constructed. The</text:p>
      <text:p text:style-name="P2">relations we have followed connected energy and politics, materials and ideas,</text:p>
      <text:p text:style-name="P2">humans and non-humans, calculations and the objects of calculation,</text:p>
      <text:p text:style-name="P3"><text:span text:style-name="T2">representations and forms of violence, and the present and the future. 422</text:span></text:p>
      <text:p text:style-name="P3"><text:span text:style-name="T2"/></text:p>
      <text:p text:style-name="P1"><text:s/>Democratic politics developed, thanks to oil, with a peculiar orientation</text:p>
      <text:p text:style-name="P2">towards the future: the future was a limitless horizon of growth. This horizon</text:p>
      <text:p text:style-name="P2">was not some natural reflection of a time of plenty. It was the result of</text:p>
      <text:p text:style-name="P2">a particular way of organizing expert knowledge and its objects, in terms of</text:p>
      <text:p text:style-name="P3"><text:span text:style-name="T2">a novel world called ‘the economy’. 422</text:span></text:p>
      <text:p text:style-name="P3"><text:span text:style-name="T2"/></text:p>
      <text:p text:style-name="P1"><text:s/>in tracing the connections that were made between</text:p>
      <text:p text:style-name="P2">pipelines and pumping stations, refineries and shipping routes, road systems</text:p>
      <text:p text:style-name="P2">and automobile cultures, dollar flows and economic knowledge, weapons</text:p>
      <text:p text:style-name="P2">experts and militarism, one discovers how a peculiar set of relations was</text:p>
      <text:p text:style-name="P3"><text:span text:style-name="T2">engineered among oil, violence, finance, expertise and democracy. 4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FGDKL+AdvBMa1" svg:font-family="MFGDKL+AdvBMa1"/>
    <style:font-face style:name="MFGDJK+AdvEHR" svg:font-family="MFGDJK+AdvEHR" style:font-family-generic="roman"/>
    <style:font-face style:name="MFGDKN+AdvEHRI" svg:font-family="MFGDKN+AdvEHRI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4:08:17</meta:creation-date>
    <dc:date>2010-08-17T14:55:07</dc:date>
    <meta:editing-duration>PT00H46M50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2" meta:paragraph-count="92" meta:word-count="1015" meta:character-count="6440"/>
    <meta:user-defined meta:name="Info 1"/>
    <meta:user-defined meta:name="Info 2"/>
    <meta:user-defined meta:name="Info 3"/>
    <meta:user-defined meta:name="Info 4"/>
    <meta:user-defined meta:name="ZOTERO_PREF_1">&lt;data&gt;&lt;session id="PLdP7rSa"/&gt;&lt;style id="http://www.zotero.org/styles/asa" hasBibliography="0"/&gt;&lt;prefs&gt;&lt;pref name="fieldType" value="ReferenceMark"/&gt;&lt;pref name="noteType" value="0"/&gt;&lt;/prefs&gt;&lt;/data&gt;</meta:user-defined>
  </office:meta>
</office:document-meta>
</file>